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essageLogger.clearProbl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MessageLogger.getProbl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Logger.rawinfo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Logger.endProg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Logger.war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MessageLogger.deprecated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Logger.setShowProgress( boolean prog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Logger.error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MessageLogger.isShowProg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Logger.endProgress(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MessageLogger.info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Logger.debug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Logger.sumupProbl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MessageLogger.getWa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Logger.progre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MessageLogger.verbose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Logger.get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